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87.87mm" svg:height="115.81mm" svg:x="116.35mm" svg:y="5.58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 robotOffset_avg.A2:robotOffset_avg.A5 robotOffset_avg.C18:robotOffset_avg.C21 robotOffset_avg.A2:robotOffset_avg.A5 robotOffset_avg.C22:robotOffset_avg.C25 robotOffset_avg.A2:robotOffset_avg.A5 robotOffset_avg.C26:robotOffset_avg.C29 robotOffset_avg.A2:robotOffset_avg.A5 robotOffset_avg.C30:robotOffset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5000p</text:p>
          </table:table-cell>
          <table:table-cell office:value-type="string" calcext:value-type="string">
            <text:p>centr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311511299435" calcext:value-type="float">
            <text:p>5.311511299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40466101694916" calcext:value-type="float">
            <text:p>7.4046610169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.30197740112996" calcext:value-type="float">
            <text:p>8.301977401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0.9083333333334" calcext:value-type="float">
            <text:p>10.908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.424011299435" calcext:value-type="float">
            <text:p>24.424011299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3.0801553672316" calcext:value-type="float">
            <text:p>33.080155367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3.1800141242938" calcext:value-type="float">
            <text:p>43.180014124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3.9887711864407" calcext:value-type="float">
            <text:p>53.988771186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.929802259887" calcext:value-type="float">
            <text:p>60.9298022599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2.64011299435" calcext:value-type="float">
            <text:p>72.640112994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0.3010593220338" calcext:value-type="float">
            <text:p>80.30105932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8.9317090395484" calcext:value-type="float">
            <text:p>88.931709039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1.971115819209" calcext:value-type="float">
            <text:p>81.971115819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9.4554378531074" calcext:value-type="float">
            <text:p>89.455437853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1.8697993815575" calcext:value-type="float">
            <text:p>91.869799381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7.600105932204" calcext:value-type="float">
            <text:p>97.600105932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1300847457627" calcext:value-type="float">
            <text:p>9.130084745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.1300847457627" calcext:value-type="float">
            <text:p>9.130084745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.1300847457627" calcext:value-type="float">
            <text:p>9.130084745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9.1300847457627" calcext:value-type="float">
            <text:p>9.130084745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.2767655367232" calcext:value-type="float">
            <text:p>42.27676553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2.2767655367232" calcext:value-type="float">
            <text:p>42.27676553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2.2767655367232" calcext:value-type="float">
            <text:p>42.27676553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2.2767655367232" calcext:value-type="float">
            <text:p>42.27676553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.6979519774012" calcext:value-type="float">
            <text:p>80.697951977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0.6979519774012" calcext:value-type="float">
            <text:p>80.697951977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0.6979519774012" calcext:value-type="float">
            <text:p>80.697951977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0.6979519774012" calcext:value-type="float">
            <text:p>80.697951977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.0882062146897" calcext:value-type="float">
            <text:p>93.088206214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3.0882062146897" calcext:value-type="float">
            <text:p>93.088206214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3.0882062146897" calcext:value-type="float">
            <text:p>93.088206214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3.0882062146897" calcext:value-type="float">
            <text:p>93.0882062147</text:p>
          </table:table-cell>
          <table:table-cell office:value-type="string" calcext:value-type="string">
            <text:p>"rando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4:05:26.444762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4:05:45.001027074</dc:date>
    <meta:editing-duration>PT53M45S</meta:editing-duration>
    <meta:editing-cycles>13</meta:editing-cycles>
    <meta:generator>LibreOffice/5.1.4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88cm" svg:height="11.582cm" xlink:href=".." xlink:type="simple" chart:class="chart:scatter" chart:style-name="ch1">
        <chart:legend svg:x="13.624cm" svg:y="3.749cm" style:legend-expansion="custom" chartooo:width="4.954cm" chartooo:height="4.084cm" style:legend-expansion-aspect-ratio="1.2130264446621" chart:style-name="ch2"/>
        <chart:plot-area chart:style-name="ch3" table:cell-range-address="robotOffset_avg.A2:robotOffset_avg.A5 robotOffset_avg.C2:robotOffset_avg.C33" chart:data-source-has-labels="both" svg:x="1.199cm" svg:y="0.231cm" svg:width="11.923cm" svg:height="10.138cm">
          <chartooo:coordinate-region svg:x="2.006cm" svg:y="0.43cm" svg:width="10.929cm" svg:height="9.292cm"/>
          <chart:axis chart:dimension="x" chart:name="primary-x" chart:style-name="ch4" chartooo:axis-type="auto">
            <chart:title svg:x="4.999cm" svg:y="10.6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264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 between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 between&quot;" chart:class="chart:scatter">
            <chart:data-point chart:repeated="4"/>
          </chart:series>
          <chart:series chart:style-name="ch10" chart:values-cell-range-address="robotOffset_avg.C10:robotOffset_avg.C13" loext:label-string="&quot;9% robots between&quot;" chart:class="chart:scatter">
            <chart:data-point chart:repeated="4"/>
          </chart:series>
          <chart:series chart:style-name="ch11" chart:values-cell-range-address="robotOffset_avg.C14:robotOffset_avg.C17" loext:label-string="&quot;11% robots between&quot;" chart:class="chart:scatter">
            <chart:data-point chart:repeated="4"/>
          </chart:series>
          <chart:series chart:style-name="ch12" chart:values-cell-range-address="robotOffset_avg.C18:robotOffset_avg.C21" loext:label-string="&quot;3% robots random&quot;" chart:class="chart:scatter">
            <chart:data-point chart:repeated="4"/>
          </chart:series>
          <chart:series chart:style-name="ch13" chart:values-cell-range-address="robotOffset_avg.C22:robotOffset_avg.C25" loext:label-string="&quot;6% robots random&quot;" chart:class="chart:scatter">
            <chart:data-point chart:repeated="4"/>
          </chart:series>
          <chart:series chart:style-name="ch14" chart:values-cell-range-address="robotOffset_avg.C26:robotOffset_avg.C29" loext:label-string="&quot;9% robots random&quot;" chart:class="chart:scatter">
            <chart:data-point chart:repeated="4"/>
          </chart:series>
          <chart:series chart:style-name="ch15" chart:values-cell-range-address="robotOffset_avg.C30:robotOffset_avg.C33" loext:label-string="&quot;11% robots random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 between</text:p>
              </table:table-cell>
              <table:table-cell office:value-type="string">
                <text:p>6% robots between</text:p>
              </table:table-cell>
              <table:table-cell office:value-type="string">
                <text:p>9% robots between</text:p>
              </table:table-cell>
              <table:table-cell office:value-type="string">
                <text:p>11% robots between</text:p>
              </table:table-cell>
              <table:table-cell office:value-type="string">
                <text:p>3% robots random</text:p>
              </table:table-cell>
              <table:table-cell office:value-type="string">
                <text:p>6% robots random</text:p>
              </table:table-cell>
              <table:table-cell office:value-type="string">
                <text:p>9% robots random</text:p>
              </table:table-cell>
              <table:table-cell office:value-type="string">
                <text:p>11% robots 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5.311511299435">
                <text:p>5.311511299435</text:p>
                <draw:g>
                  <svg:desc>robotOffset_avg.C2:robotOffset_avg.C5</svg:desc>
                </draw:g>
              </table:table-cell>
              <table:table-cell office:value-type="float" office:value="24.424011299435">
                <text:p>24.424011299435</text:p>
                <draw:g>
                  <svg:desc>robotOffset_avg.C6:robotOffset_avg.C9</svg:desc>
                </draw:g>
              </table:table-cell>
              <table:table-cell office:value-type="float" office:value="60.929802259887">
                <text:p>60.929802259887</text:p>
                <draw:g>
                  <svg:desc>robotOffset_avg.C10:robotOffset_avg.C13</svg:desc>
                </draw:g>
              </table:table-cell>
              <table:table-cell office:value-type="float" office:value="81.971115819209">
                <text:p>81.971115819209</text:p>
                <draw:g>
                  <svg:desc>robotOffset_avg.C14:robotOffset_avg.C17</svg:desc>
                </draw:g>
              </table:table-cell>
              <table:table-cell office:value-type="float" office:value="9.1300847457627">
                <text:p>9.1300847457627</text:p>
                <draw:g>
                  <svg:desc>robotOffset_avg.C18:robotOffset_avg.C21</svg:desc>
                </draw:g>
              </table:table-cell>
              <table:table-cell office:value-type="float" office:value="42.2767655367232">
                <text:p>42.2767655367232</text:p>
                <draw:g>
                  <svg:desc>robotOffset_avg.C22:robotOffset_avg.C25</svg:desc>
                </draw:g>
              </table:table-cell>
              <table:table-cell office:value-type="float" office:value="80.6979519774012">
                <text:p>80.6979519774012</text:p>
                <draw:g>
                  <svg:desc>robotOffset_avg.C26:robotOffset_avg.C29</svg:desc>
                </draw:g>
              </table:table-cell>
              <table:table-cell office:value-type="float" office:value="93.0882062146897">
                <text:p>93.0882062146897</text:p>
                <draw:g>
                  <svg:desc>robotOffset_avg.C30:robotOffset_avg.C33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40466101694916">
                <text:p>7.40466101694916</text:p>
              </table:table-cell>
              <table:table-cell office:value-type="float" office:value="33.0801553672316">
                <text:p>33.0801553672316</text:p>
              </table:table-cell>
              <table:table-cell office:value-type="float" office:value="72.64011299435">
                <text:p>72.64011299435</text:p>
              </table:table-cell>
              <table:table-cell office:value-type="float" office:value="89.4554378531074">
                <text:p>89.4554378531074</text:p>
              </table:table-cell>
              <table:table-cell office:value-type="float" office:value="9.1300847457627">
                <text:p>9.1300847457627</text:p>
              </table:table-cell>
              <table:table-cell office:value-type="float" office:value="42.2767655367232">
                <text:p>42.2767655367232</text:p>
              </table:table-cell>
              <table:table-cell office:value-type="float" office:value="80.6979519774012">
                <text:p>80.6979519774012</text:p>
              </table:table-cell>
              <table:table-cell office:value-type="float" office:value="93.0882062146897">
                <text:p>93.08820621468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30197740112996">
                <text:p>8.30197740112996</text:p>
              </table:table-cell>
              <table:table-cell office:value-type="float" office:value="43.1800141242938">
                <text:p>43.1800141242938</text:p>
              </table:table-cell>
              <table:table-cell office:value-type="float" office:value="80.3010593220338">
                <text:p>80.3010593220338</text:p>
              </table:table-cell>
              <table:table-cell office:value-type="float" office:value="91.8697993815575">
                <text:p>91.8697993815575</text:p>
              </table:table-cell>
              <table:table-cell office:value-type="float" office:value="9.1300847457627">
                <text:p>9.1300847457627</text:p>
              </table:table-cell>
              <table:table-cell office:value-type="float" office:value="42.2767655367232">
                <text:p>42.2767655367232</text:p>
              </table:table-cell>
              <table:table-cell office:value-type="float" office:value="80.6979519774012">
                <text:p>80.6979519774012</text:p>
              </table:table-cell>
              <table:table-cell office:value-type="float" office:value="93.0882062146897">
                <text:p>93.08820621468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9083333333334">
                <text:p>10.9083333333334</text:p>
              </table:table-cell>
              <table:table-cell office:value-type="float" office:value="53.9887711864407">
                <text:p>53.9887711864407</text:p>
              </table:table-cell>
              <table:table-cell office:value-type="float" office:value="88.9317090395484">
                <text:p>88.9317090395484</text:p>
              </table:table-cell>
              <table:table-cell office:value-type="float" office:value="97.600105932204">
                <text:p>97.600105932204</text:p>
              </table:table-cell>
              <table:table-cell office:value-type="float" office:value="9.1300847457627">
                <text:p>9.1300847457627</text:p>
              </table:table-cell>
              <table:table-cell office:value-type="float" office:value="42.2767655367232">
                <text:p>42.2767655367232</text:p>
              </table:table-cell>
              <table:table-cell office:value-type="float" office:value="80.6979519774012">
                <text:p>80.6979519774012</text:p>
              </table:table-cell>
              <table:table-cell office:value-type="float" office:value="93.0882062146897">
                <text:p>93.0882062146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